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1119b6"/>
    </style:style>
    <style:style style:name="P2" style:family="paragraph" style:parent-style-name="Standard">
      <style:paragraph-properties fo:margin-left="0cm" fo:margin-right="0cm" fo:text-align="justify" style:justify-single-word="false" fo:text-indent="0cm" style:auto-text-indent="false"/>
      <style:text-properties fo:font-size="9pt" officeooo:rsid="000da3f6" officeooo:paragraph-rsid="001119b6" style:font-size-asian="9pt" style:font-size-complex="9pt"/>
    </style:style>
    <style:style style:name="P3"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119b6" style:font-size-asian="9pt" style:font-size-complex="9pt"/>
    </style:style>
    <style:style style:name="P4"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643f4" style:font-size-asian="9pt" style:font-size-complex="9pt"/>
    </style:style>
    <style:style style:name="P5" style:family="paragraph" style:parent-style-name="Standard">
      <style:paragraph-properties fo:margin-left="0cm" fo:margin-right="0cm" fo:text-align="justify" style:justify-single-word="false" fo:text-indent="0cm" style:auto-text-indent="false"/>
      <style:text-properties fo:font-size="9pt" officeooo:rsid="000da3f6" officeooo:paragraph-rsid="001643f4" style:font-size-asian="9pt" style:font-size-complex="9pt"/>
    </style:style>
    <style:style style:name="P6"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1119b6" style:font-size-asian="9pt" style:font-size-complex="9pt"/>
    </style:style>
    <style:style style:name="P7" style:family="paragraph" style:parent-style-name="Standard">
      <style:paragraph-properties fo:margin-left="0cm" fo:margin-right="0cm" fo:text-align="justify" style:justify-single-word="false" fo:text-indent="0cm" style:auto-text-indent="false"/>
      <style:text-properties fo:font-size="9pt" officeooo:rsid="00d4de20" officeooo:paragraph-rsid="001119b6" style:font-size-asian="9pt" style:font-size-complex="9pt"/>
    </style:style>
    <style:style style:name="P8" style:family="paragraph" style:parent-style-name="Standard">
      <style:paragraph-properties fo:margin-left="0cm" fo:margin-right="0cm" fo:text-align="justify" style:justify-single-word="false" fo:text-indent="0cm" style:auto-text-indent="false"/>
      <style:text-properties fo:font-size="9pt" officeooo:rsid="00d4de20" officeooo:paragraph-rsid="001643f4" style:font-size-asian="9pt" style:font-size-complex="9pt"/>
    </style:style>
    <style:style style:name="P9"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1643f4" style:font-size-asian="9pt" style:font-size-complex="9pt"/>
    </style:style>
    <style:style style:name="P10"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1119b6" style:font-size-asian="9pt" style:font-size-complex="9pt"/>
    </style:style>
    <style:style style:name="P11" style:family="paragraph" style:parent-style-name="Standard">
      <style:paragraph-properties fo:margin-left="2.501cm" fo:margin-right="0cm" fo:text-align="justify" style:justify-single-word="false" fo:text-indent="0cm" style:auto-text-indent="false"/>
      <style:text-properties fo:font-size="9pt" officeooo:rsid="0016a8e8" officeooo:paragraph-rsid="0016a8e8" style:font-size-asian="9pt" style:font-size-complex="9pt"/>
    </style:style>
    <style:style style:name="P12"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1119b6" style:font-size-asian="9pt" style:font-weight-asian="bold" style:font-size-complex="9pt" style:font-weight-complex="bold"/>
    </style:style>
    <style:style style:name="P13" style:family="paragraph" style:parent-style-name="Standard">
      <style:paragraph-properties fo:margin-left="1.251cm" fo:margin-right="0cm" fo:text-align="justify" style:justify-single-word="false" fo:text-indent="0cm" style:auto-text-indent="false"/>
      <style:text-properties fo:font-size="9pt" fo:font-weight="bold" officeooo:rsid="00d4de20" officeooo:paragraph-rsid="001119b6" style:font-size-asian="9pt" style:font-weight-asian="bold" style:font-size-complex="9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1119b6" style:font-size-asian="9pt" style:font-weight-asian="normal" style:font-size-complex="9pt"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fo:font-size="9pt" fo:font-weight="normal" officeooo:rsid="00c15a61" officeooo:paragraph-rsid="001119b6" style:font-size-asian="9pt" style:font-weight-asian="normal" style:font-size-complex="9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1119b6" style:font-size-asian="9pt" style:font-weight-asian="normal" style:font-size-complex="9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1119b6" style:font-size-asian="9pt" style:font-weight-asian="normal" style:font-size-complex="9pt"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fo:font-size="9pt" fo:font-style="normal" fo:font-weight="normal" officeooo:rsid="00c15a61" officeooo:paragraph-rsid="001119b6" style:font-size-asian="9pt" style:font-style-asian="normal" style:font-weight-asian="normal" style:font-size-complex="9pt" style:font-style-complex="normal" style:font-weight-complex="normal"/>
    </style:style>
    <style:style style:name="P19" style:family="paragraph" style:parent-style-name="Standard">
      <style:paragraph-properties fo:margin-left="2.501cm" fo:margin-right="0cm" fo:text-align="justify" style:justify-single-word="false" fo:text-indent="0cm" style:auto-text-indent="false"/>
      <style:text-properties fo:font-size="9pt" fo:font-style="normal" officeooo:rsid="00135662" officeooo:paragraph-rsid="00135662" style:font-size-asian="9pt" style:font-style-asian="normal" style:font-size-complex="9pt" style:font-style-complex="normal"/>
    </style:style>
    <style:style style:name="P20"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119b6" style:font-size-asian="9pt" style:font-size-complex="9pt"/>
    </style:style>
    <style:style style:name="P21"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643f4" style:font-size-asian="9pt" style:font-size-complex="9pt"/>
    </style:style>
    <style:style style:name="P22"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16a8e8" officeooo:paragraph-rsid="0016a8e8" style:font-size-asian="9pt" style:font-size-complex="9pt"/>
    </style:style>
    <style:style style:name="P23"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1119b6" style:font-size-asian="15pt" style:font-weight-asian="bold" style:font-size-complex="15pt"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1119b6" style:font-size-asian="14pt" style:font-weight-asian="normal" style:font-size-complex="14pt" style:font-weight-complex="normal"/>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1119b6" style:font-size-asian="14pt" style:font-weight-asian="bold" style:font-size-complex="14pt" style:font-weight-complex="bold"/>
    </style:style>
    <style:style style:name="P26" style:family="paragraph" style:parent-style-name="Standard">
      <style:paragraph-properties fo:margin-left="2.501cm" fo:margin-right="0cm" fo:text-align="justify" style:justify-single-word="false" fo:text-indent="0cm" style:auto-text-indent="false"/>
      <style:text-properties fo:font-size="9pt" fo:font-style="normal" officeooo:rsid="0014ead7" officeooo:paragraph-rsid="001119b6" style:font-size-asian="9pt" style:font-style-asian="normal" style:font-size-complex="9pt" style:font-style-complex="normal"/>
    </style:style>
    <style:style style:name="P27"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T1" style:family="text">
      <style:text-properties fo:font-weight="bold" style:font-weight-asian="bold" style:font-weight-complex="bold"/>
    </style:style>
    <style:style style:name="T2" style:family="text">
      <style:text-properties fo:font-weight="bold" officeooo:rsid="000f2e8a" style:font-weight-asian="bold" style:font-weight-complex="bold"/>
    </style:style>
    <style:style style:name="T3" style:family="text">
      <style:text-properties officeooo:rsid="000f2e8a"/>
    </style:style>
    <style:style style:name="T4" style:family="text">
      <style:text-properties officeooo:rsid="0016e7fc"/>
    </style:style>
    <style:style style:name="T5" style:family="text">
      <style:text-properties officeooo:rsid="000ce27e"/>
    </style:style>
    <style:style style:name="T6" style:family="text">
      <style:text-properties officeooo:rsid="000da3f6"/>
    </style:style>
    <style:style style:name="T7" style:family="text">
      <style:text-properties officeooo:rsid="00d4de20"/>
    </style:style>
    <style:style style:name="T8" style:family="text">
      <style:text-properties officeooo:rsid="00123a9d"/>
    </style:style>
    <style:style style:name="T9" style:family="text">
      <style:text-properties officeooo:rsid="00d3f640"/>
    </style:style>
    <style:style style:name="T10" style:family="text">
      <style:text-properties officeooo:rsid="00c30ab1"/>
    </style:style>
    <style:style style:name="T11" style:family="text">
      <style:text-properties fo:font-style="normal" style:font-style-asian="normal" style:font-style-complex="normal"/>
    </style:style>
    <style:style style:name="T12" style:family="text">
      <style:text-properties fo:font-style="normal" officeooo:rsid="000f1b26" style:font-style-asian="normal" style:font-style-complex="normal"/>
    </style:style>
    <style:style style:name="T13" style:family="text">
      <style:text-properties fo:font-style="normal" officeooo:rsid="001119b6" style:font-style-asian="normal" style:font-style-complex="normal"/>
    </style:style>
    <style:style style:name="T14" style:family="text">
      <style:text-properties fo:font-style="normal" officeooo:rsid="0014ead7" style:font-style-asian="normal" style:font-style-complex="normal"/>
    </style:style>
    <style:style style:name="T15" style:family="text">
      <style:text-properties fo:font-style="normal" officeooo:rsid="000b236d" style:font-style-asian="normal" style:font-style-complex="normal"/>
    </style:style>
    <style:style style:name="T16" style:family="text">
      <style:text-properties fo:font-style="normal" officeooo:rsid="0017e100"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1119b6" style:font-style-asian="italic" style:font-style-complex="italic"/>
    </style:style>
    <style:style style:name="T19" style:family="text">
      <style:text-properties fo:font-style="italic" officeooo:rsid="0014ead7" style:font-style-asian="italic" style:font-style-complex="italic"/>
    </style:style>
    <style:style style:name="T20" style:family="text">
      <style:text-properties fo:font-style="italic" officeooo:rsid="000b236d" style:font-style-asian="italic" style:font-style-complex="italic"/>
    </style:style>
    <style:style style:name="T21" style:family="text">
      <style:text-properties officeooo:rsid="001a0b60"/>
    </style:style>
    <style:style style:name="T22" style:family="text">
      <style:text-properties officeooo:rsid="001b88c6"/>
    </style:style>
    <style:style style:name="T23" style:family="text">
      <style:text-properties officeooo:rsid="001119b6"/>
    </style:style>
    <style:style style:name="T24" style:family="text">
      <style:text-properties officeooo:rsid="0011aa20"/>
    </style:style>
    <style:style style:name="T25" style:family="text">
      <style:text-properties officeooo:rsid="000b236d"/>
    </style:style>
    <style:style style:name="T26" style:family="text">
      <style:text-properties officeooo:rsid="0016a8e8"/>
    </style:style>
    <style:style style:name="T27" style:family="text">
      <style:text-properties officeooo:rsid="0017e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eut-on connaître objectivement le réel ?</text:p>
      <text:p text:style-name="P24">Activité <text:span text:style-name="T4">I</text:span><text:span text:style-name="T5">I</text:span>.<text:span text:style-name="T23">b</text:span> :</text:p>
      <text:p text:style-name="P24">« L<text:span text:style-name="T23">a vérité scientifique ne peut être que temporaire</text:span> »</text:p>
      <text:p text:style-name="P25"/>
      <text:p text:style-name="P25"/>
      <text:p text:style-name="P12">Plan général :</text:p>
      <text:p text:style-name="P12"/>
      <text:p text:style-name="P14"><text:span text:style-name="T6">I</text:span>. <text:span text:style-name="T3">L</text:span><text:span text:style-name="T7">a </text:span><text:span text:style-name="T3">méthode</text:span><text:span text:style-name="T7"> scientifique </text:span><text:span text:style-name="T3">est l’exigence impossible d’un savoir </text:span><text:span text:style-name="T8">absolument </text:span><text:span text:style-name="T3">certain d</text:span><text:span text:style-name="T8">es phénomènes extérieurs</text:span></text:p>
      <text:p text:style-name="P18"><text:span text:style-name="T9">a</text:span><text:span text:style-name="T10">.</text:span> L<text:span text:style-name="T8">a</text:span> <text:span text:style-name="T8">méthode expérimentale repose sur un idéal d’objectivité et de rigueur</text:span></text:p>
      <text:p text:style-name="P15"><text:span text:style-name="T9">b</text:span>. <text:span text:style-name="T8">Pourtant, il est impossible d’identifier des lois générales avec une parfaite certitude</text:span></text:p>
      <text:p text:style-name="P16"><text:span text:style-name="T6">II</text:span>. Les sciences <text:span text:style-name="T8">sont des discours qui sont toujours situés dans une certaine histoire</text:span></text:p>
      <text:p text:style-name="P15"><text:span text:style-name="T7">a</text:span>. L’<text:span text:style-name="T3">histoire des sciences procède par ruptures radicales</text:span></text:p>
      <text:p text:style-name="P13">b. La vérité scientifique ne peut être que temporaire</text:p>
      <text:p text:style-name="P17"><text:span text:style-name="T6">III</text:span>. <text:span text:style-name="T8">Certains objets ne se prêtent que difficilement à l’étude scientifique</text:span></text:p>
      <text:p text:style-name="P6">a. <text:span text:style-name="T3">La démarche de l’historien est scientifique, sans pouvoir être seulement objective</text:span></text:p>
      <text:p text:style-name="P6">b. <text:span text:style-name="T3">Il n’est pas certain que l’esprit humain puisse être objet de science</text:span></text:p>
      <text:p text:style-name="P7"/>
      <text:p text:style-name="P1"/>
      <text:p text:style-name="P2"><text:span text:style-name="T1">Objectif :</text:span> <text:span text:style-name="T23">Étant donné que le groupe précédé aura montré que les résultats scientifiques ne peuvent jamais être considérés comme définitivement acquis, vous allez tirer les conséquences sur la notion de vérité en sciences. Il faudra clarifier cette notion, et voir les difficultés conceptuelles qu’elle pose. Il faudra ensuite poser la question de savoir si nous pouvons faire </text:span><text:span text:style-name="T18">confiance</text:span><text:span text:style-name="T13"> aux théories scientifiques actuelles.</text:span></text:p>
      <text:p text:style-name="P2"/>
      <text:p text:style-name="P2"><text:span text:style-name="T1">Rôles à répartir :</text:span> <text:span text:style-name="T3">(vous pouvez affecter plusieurs individus au même rôle, et vous pouvez changer de rôle en cours de route. Attention cependant à déléguer le travail : si chacun s’occupe de tout vous n’aurez pas le temps de terminer)</text:span></text:p>
      <text:p text:style-name="P2"/>
      <text:p text:style-name="P20">1. L<text:span text:style-name="T24">e philosophe</text:span> :</text:p>
      <text:p text:style-name="P19">Le philosophe va tirer les conséquences conceptuelles de l’idée qu’aucune théorie scientifique ne saurait être considérée comme définitivement acquise. Qu’implique le fait qu’il n’y ait pas de vérité scientifique définitivement établie ? Pour le savoir, il faut analyser le concept de vérité lui-même. La science nous permet-elle de découvrir la réalité derrière les apparences ? Le fait de refuser de <text:s/>parler de « vérité scientifique » doit-il nous forcer à refuser toute référence à ce concept ? Faites des recherches sur le concept de vérisimilitude (Popper) pour réfléchir sur cette question. Montrez que si nous reconnaissons que la notion de « vérité » est peu utile pour décrire des théories scientifiques, c’est la question de la <text:span text:style-name="T17">confiance</text:span> (envers les théories ou envers les scientifiques) qui devient centrale.</text:p>
      <text:p text:style-name="P3"/>
      <text:p text:style-name="P20">2. L<text:span text:style-name="T5">e </text:span><text:span text:style-name="T24">confiant</text:span> :</text:p>
      <text:p text:style-name="P10">L<text:span text:style-name="T12">e </text:span><text:span text:style-name="T14">confiant</text:span><text:span text:style-name="T19"> </text:span><text:span text:style-name="T14">va essayer de soutenir la thèse suivante : nous avons d’excellentes raisons de faire confiance aux théories scientifiques qui font consensus. Pour argumenter sa position, le confiant devra faire quelques recherches sur le fonctionnement de la science actuelle : </text:span><text:span text:style-name="T19">peer reviewing</text:span><text:span text:style-name="T14">, méta-analyses, expériences en double aveugle.</text:span></text:p>
      <text:p text:style-name="P26"/>
      <text:p text:style-name="P22"><text:span text:style-name="T14">3. </text:span><text:span text:style-name="T11">Le défiant :</text:span></text:p>
      <text:p text:style-name="P11"><text:span text:style-name="T11">Le défiant va soutenir la thèse suivante : il ne faut jamais accorder trop de confiance aux théories scientifiques. Pour argumenter sa position, le défiant devra faire quelques recherches sur les notions suivantes : le</text:span><text:span text:style-name="T17"> publish or perish</text:span><text:span text:style-name="T11">,</text:span><text:span text:style-name="T17"> </text:span><text:span text:style-name="T11">les revues prédatrices, les biais de financement </text:span><text:span text:style-name="T16">et de publication</text:span><text:span text:style-name="T11">, les fraudes scientifiques.</text:span></text:p>
      <text:p text:style-name="P4"/>
      <text:p text:style-name="P21"><text:span text:style-name="T26">4</text:span>. Le metteur en scène :</text:p>
      <text:p text:style-name="P9">Le metteur en scène va organiser le déroulement de l’enregistrement audio. Il devra d’une part réfléchir à la forme qu’il va prendre, et ensuite construire une progression en articulant de façon intelligente les remarques de<text:span text:style-name="T25">s participants</text:span>.</text:p>
      <text:p text:style-name="P4"/>
      <text:p text:style-name="P21"><text:span text:style-name="T26">5</text:span>. Le rédacteur :</text:p>
      <text:p text:style-name="P9">Le rédacteur va prendre en charge l’écriture de la synthèse finale, <text:span text:style-name="T25">sous la forme d’un cours</text:span>. Il devra être clair et rigoureux.</text:p>
      <text:p text:style-name="P5"/>
      <text:p text:style-name="P5"><text:span text:style-name="T1">Validation de l’activité :</text:span> le groupe devra produire deux documents :</text:p>
      <text:p text:style-name="P4">- <text:span text:style-name="T1">un </text:span><text:span text:style-name="T2">enregistrement audio</text:span><text:span text:style-name="T3"> </text:span><text:span text:style-name="T21">(entre 5 et 10 minutes)</text:span><text:span text:style-name="T3">, présentant votre exposé. Celui-ci peut prendre la forme d’un cours, mais vous pouvez être plus inventif (dialogue, fiction…). </text:span><text:span text:style-name="T21">Si vous avez des compétences en montage audio, n’hésitez pas à </text:span><text:span text:style-name="T22">les mettre à profit !</text:span><text:span text:style-name="T21"> </text:span></text:p>
      <text:p text:style-name="P4">- <text:span text:style-name="T2">une synthèse rédigée à l’ordinateur</text:span><text:span text:style-name="T3"> d’au maximum une demie-page, aussi claire que possible. Elle doit mettre en avant de façon explicite vos définitions, vos distinctions conceptuelles et vos raisonnements. </text:span><text:span text:style-name="T25">Il n’est pas nécessaire de </text:span><text:span text:style-name="T20">tout </text:span><text:span text:style-name="T15">rédiger : n’hésitez pas à utiliser des abréviations ou des schémas. Il s’agit de mettre en lumière les problèmes que vous aurez identifiés, et les solutions que vous proposez.</text:span></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MT1" style:family="text">
      <style:text-properties officeooo:rsid="0017e100"/>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text:span text:style-name="MT1">I</text:span>I.<text:span text:style-name="MT1">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21:30:51.358000000</meta:creation-date>
    <dc:date>2022-10-06T11:44:07.175000000</dc:date>
    <meta:editing-duration>PT32M57S</meta:editing-duration>
    <meta:editing-cycles>6</meta:editing-cycles>
    <meta:generator>LibreOffice/7.3.1.3$Windows_X86_64 LibreOffice_project/a69ca51ded25f3eefd52d7bf9a5fad8c90b87951</meta:generator>
    <meta:document-statistic meta:table-count="0" meta:image-count="0" meta:object-count="0" meta:page-count="1" meta:paragraph-count="29" meta:word-count="666" meta:character-count="4229" meta:non-whitespace-character-count="3590"/>
  </office:meta>
</office:document-meta>
</file>